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0e61" officeooo:paragraph-rsid="00020e6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myfox28columbus.com/good-day-columbus/around-town/cam-around-town-a-metal-halloween" text:style-name="Internet_20_link" text:visited-style-name="Visited_20_Internet_20_Link">https://myfox28columbus.com/good-day-columbus/around-town/cam-around-town-a-metal-halloween</text:a></text:p>
      <text:p text:style-name="Standard"/>
      <text:p text:style-name="Standard"/>
      <text:p text:style-name="P1"><text:a xlink:type="simple" xlink:href="https://www.cosommetalwork.com/" text:style-name="Internet_20_link" text:visited-style-name="Visited_20_Internet_20_Link">https://www.cosommetalwork.com/</text:a></text:p>
      <text:p text:style-name="P1"/>
      <text:p text:style-name="P1"><text:a xlink:type="simple" xlink:href="https://ideafoundry.com/" text:style-name="Internet_20_link" text:visited-style-name="Visited_20_Internet_20_Link">https://ideafoundry.com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00:08:22.407688846</meta:creation-date>
    <dc:date>2019-11-13T15:30:31.464137195</dc:date>
    <meta:editing-duration>PT5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" meta:word-count="3" meta:character-count="146" meta:non-whitespace-character-count="146"/>
  </office:meta>
</office:document-meta>
</file>